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office:body>
    <office:text>
      <text:p text:style-name="Normal">First slide</text:p>
      <text:p text:style-name="Normal"/>
      <text:p text:style-name="Normal">Good afternoon everyone. Thanks for turning up for my talk in one of the last talks of this Conference. I appreciate your persistence on turning up for up talk even after hearing more than 30+ talks over this session. This lot of stuff to digest right? .... blah</text:p>
      <text:p text:style-name="Normal"/>
      <text:p text:style-name="Normal">I am Kurian and today I will be talking about ML models and Dataset versioning. I feel it is an important topic for ML practioners</text:p>
      <text:p text:style-name="Normal"/>
      <text:p text:style-name="Normal">Second slide</text:p>
      <text:p text:style-name="Normal">So a bit about myself.</text:p>
      <text:p text:style-name="Normal">- I am an Open source contributor at DataVersion Control and contributed by writing kaggle kernels about DVC, contributed to their docs and Python library as well.</text:p>
      <text:p text:style-name="Normal">- I was a <text:s text:c="1"/>FOSSASIA Open TECHnights for being an awesome opensource contributor.</text:p>
      <text:p text:style-name="Normal">- I am Kaggle Expert in Kernels and have finished in Top 5% in some competitions.</text:p>
      <text:p text:style-name="Normal">- Yeah this is where I am still !</text:p>
      <text:p text:style-name="Normal"/>
      <text:p text:style-name="Normal">Startup Adventure</text:p>
      <text:p text:style-name="Normal"/>
      <text:p text:style-name="Normal">When I was interning in a startup called Neuroplex and we worked on interesting Computer Vision problems. I felt a huge disgusting feeling for ML processes, because I was someone who judged the work I did per day based on the no of git commits I do. </text:p>
      <text:p text:style-name="Normal">- Training models and doing experiments for 2-3 days, and finally sharing these models in pendrives</text:p>
      <text:p text:style-name="Normal">- Not using git(I judged work my how many git commits I did)</text:p>
      <text:p text:style-name="Normal">- Sometimes, so datasets have corrupted files, and one of my friends may have cleaned the Dataset. Yet, I need to do the same step in my computer as well</text:p>
      <text:p text:style-name="Normal">- Things which works on my collegues computer doesn’t work on my computer.</text:p>
      <text:p text:style-name="Normal"/>
      <text:p text:style-name="Normal"> Shit :)</text:p>
      <text:p text:style-name="Normal"/>
      <text:p text:style-name="Normal"/>
      <text:p text:style-name="Normal"/>
      <text:p text:style-name="Normal"/>
      <text:p text:style-name="Normal">Outline slide</text:p>
      <text:p text:style-name="Normal"/>
      <text:p text:style-name="Normal">*How is ML Different*</text:p>
      <text:p text:style-name="Normal"> So apparently I realised apparently there are some differences between ML and tradition s/w engineering. Let look how Machine Learning is different from s/w engineering?</text:p>
      <text:p text:style-name="Normal"/>
      <text:p text:style-name="Normal"/>
      <text:p text:style-name="Normal">6th slide:* ML is metric driven*</text:p>
      <text:p text:style-name="Normal"/>
      <text:p text:style-name="Normal">Whenever we are working on any machine learning problem, our end goal is usually to create a Model according to a metric. For example a model which classifies flowers in 90% accuracy, generates audio with a particular MOS, for evaluating text output there is BELU(read more).</text:p>
      <text:p text:style-name="Normal"/>
      <text:p text:style-name="Normal">Whereas in software engineering, we cumulatively build more and more features for our products</text:p>
      <text:p text:style-name="Normal"/>
      <text:p text:style-name="Normal">7th side: *ML is slow*</text:p>
      <text:p text:style-name="Normal"/>
      <text:p text:style-name="Normal">Running a machine learning model is usually slow and takes a lot of time to train your models. Even people at google, say they train their ML models during lunch is a tedious process</text:p>
      <text:p text:style-name="Normal"/>
      <text:p text:style-name="Normal">8th slide: * Data Involved*</text:p>
      <text:p text:style-name="Normal">This is the image of Google self driving car Waymo? Can anyone guess the amount of data generated by it per day?</text:p>
      <text:p text:style-name="Normal">One of the Vice Presidents of a Data driven company which is a platinum sponsor for Pycon India revealed to me that it spends about 30% of the expenditure to buy quality data for their products.</text:p>
      <text:p text:style-name="Normal"/>
      <text:p text:style-name="Normal"/>
      <text:p text:style-name="Normal">9th slide: *Sharing models with team*</text:p>
      <text:p text:style-name="Normal"/>
      <text:p text:style-name="Normal">Most of ML projects just work on <text:s text:c="1"/>single persons computer. Its because they are designed to run in a single computer.</text:p>
      <text:p text:style-name="Normal"/>
      <text:p text:style-name="Normal"/>
      <text:p text:style-name="Normal">10 th slides: *Pipelines*</text:p>
      <text:p text:style-name="Normal"/>
      <text:p text:style-name="Normal"> ML projects are a series of steps such as downloading data, preparing data, separating data into training/validation sets, training a model, and validating the model. Many use the word “pipeline”, and it is useful to structure an ML project with discrete commands for each step versus cramming everything into one program.</text:p>
      <text:p text:style-name="Normal"/>
      <text:p text:style-name="Normal">11th: </text:p>
      <text:p text:style-name="Normal"/>
      <text:p text:style-name="Normal">After some googling, I realised no one is ever using git in their ML setup and even if they are using it. It’s usually single commit projects which doesn’t track all the aspects of the program.</text:p>
      <text:p text:style-name="Normal"/>
      <text:p text:style-name="Normal">11 th slide: git</text:p>
      <text:p text:style-name="Normal"/>
      <text:p text:style-name="Normal">12 th slide: According, it’s recommended to keep github repos to a size of 1 GB.</text:p>
      <text:p text:style-name="Normal"/>
      <text:p text:style-name="Normal">14 slide: </text:p>
      <text:p text:style-name="Normal"/>
      <text:p text:style-name="Normal">Git LFS, its another popular tool to handle large files. We use a server to store large data files in service like github, gitlab, atlassian etc.</text:p>
      <text:p text:style-name="Normal"/>
      <text:p text:style-name="Normal">15th slide:</text:p>
      <text:p text:style-name="Normal"/>
      <text:p text:style-name="Normal">A few - it requires a server that supports it and it usually means that it's not compatible with regular S3/Google Storage/. In case you run the server yourself (e.g Gitlab) it usually means that you are limited in terms of space (versus using S3, etc). Almost all Git hostings have certain limits - Github - 2GB per file.</text:p>
      <text:p text:style-name="Normal">also, since it has a very tight integration with Git (you don't run any additional commands) it's not granular enough</text:p>
      <text:p text:style-name="Normal">with DVC you can pull/push a specific file only</text:p>
      <text:p text:style-name="Normal">also, don't forget about pipelines - DVC gives you a way to capture commands, essentially gives you not pure data but some understanding how that data is used, how it was built, etc</text:p>
      <text:p text:style-name="Normal">+ other high level features - metrics, import/get, etc</text:p>
      <text:p text:style-name="Normal">in general git-lfs was not build with ML scenarios in mind</text:p>
      <text:p text:style-name="Normal"/>
      <text:p text:style-name="Normal">18th slide:</text:p>
      <text:p text:style-name="Normal"/>
      <text:p text:style-name="Normal">I was curious and searching tools then I stumbled upon a organisation called DVC(data version control) when I was checking about Google Season of Docs. I <text:s text:c="1"/>very warmly in their community and contributed to their project for a few weeks. Only after a weeks, I realized their tool was solving the problem I was facing while I am interning in Neuroplex.</text:p>
      <text:p text:style-name="Normal"/>
      <text:p text:style-name="Normal"/>
      <text:p text:style-name="Normal">19th slide:</text:p>
      <text:p text:style-name="Normal">DVC is a brainchild of a data scientist and an engineer, that was created to fill in the gaps in the ML processes tooling. It’s motto is “For the Data scientist by the datascientist”. DVC adopts the best practices for Machine Learning </text:p>
      <text:p text:style-name="Normal"/>
      <text:p text:style-name="Normal"> While working on DVC we adopt best ML practices and turn them into Git-like command line tool. DVC versions multi-gigabyte datasets and ML models, make them shareable and reproducible. The tool helps to organize a more rigorous process around datasets and the data derivatives. Your favorite cloud storage (S3, GCS, or bare metal SSH server) could be used with DVC as a data file backend. </text:p>
      <text:p text:style-name="Normal"/>
      <text:p text:style-name="Normal">It works hand-in-hand with Git, and can show you the state of the datasets corresponding to any Git commit. Simply by checking out a commit, DVC can rearrange the data files to exactly match what was present at the time of that commit. </text:p>
      <text:p text:style-name="Normal">So let me demonstrate some dataset versioning:</text:p>
      <text:p text:style-name="Normal"/>
      <text:p text:style-name="Normal">20 th slide:</text:p>
      <text:p text:style-name="Normal"/>
      <text:p text:style-name="Normal">21</text:p>
      <text:p text:style-name="Normal">What is Dataset versioning? Simple keeping tracking of your datasets</text:p>
      <text:p text:style-name="Normal"/>
      <text:p text:style-name="Normal">- a) For keeping track of datasets for huge companies like a self driving company, which generate 4 TB’s of data per day</text:p>
      <text:p text:style-name="Normal">b) Initially for an dataset, we have a initial baseline with minimal dataset, then go on adding more data to improve metrics like accuracy.</text:p>
      <text:p text:style-name="Normal"/>
      <text:p text:style-name="Normal">22th slide: About our Use case</text:p>
      <text:p text:style-name="Normal"/>
      <text:p text:style-name="Normal">- Tracking cats vs dogs images</text:p>
      <text:p text:style-name="Normal"/>
      <text:p text:style-name="Normal">23nd slide:</text:p>
      <text:p text:style-name="Normal"/>
      <text:p text:style-name="Normal">Model Versioning - and try to track our experiments and model results</text:p>
      <text:p text:style-name="Normal"/>
      <text:p text:style-name="Normal">24 rd slide:</text:p>
      <text:p text:style-name="Normal"/>
      <text:p text:style-name="Normal">- Change VGG16 and Resnet 50 model</text:p>
      <text:p text:style-name="Normal">- Tracking metrics</text:p>
      <text:p text:style-name="Normal"/>
      <text:p text:style-name="Normal">25th slide:</text:p>
      <text:p text:style-name="Normal"/>
      <text:p text:style-name="Normal">Notable quotes</text:p>
      <text:p text:style-name="Normal"/>
      <text:p text:style-name="Normal">26th slide: </text:p>
      <text:p text:style-name="Normal"/>
      <text:p text:style-name="Normal">Demo time</text:p>
      <text:p text:style-name="Normal"/>
      <text:p text:style-name="Normal">27th other tool:</text:p>
      <text:p text:style-name="Normal"/>
      <text:p text:style-name="Normal">briefly show them</text:p>
      <text:p text:style-name="Normal"/>
      <text:p text:style-name="Normal">28th slide:</text:p>
      <text:p text:style-name="Normal"/>
      <text:p text:style-name="Normal">Thanks</text:p>
      <text:p text:style-name="Normal"/>
      <text:p text:style-name="Normal"/>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